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font-size="10pt" fo:font-size-asian="10pt" fo:font-size-complex="10pt"/>
    </style:style>
    <style:style style:name="T1" style:family="text">
      <style:text-properties fo:font-weight="bold" style:font-weight-asian="bold" style:font-weight-complex="bold" fo:font-size="10pt" fo:font-size-asian="10pt" fo:font-size-complex="10pt"/>
    </style:style>
    <style:style style:name="P2" style:family="paragraph" style:parent-style-name="Standard">
      <style:paragraph-properties fo:font-size="10pt" fo:font-size-asian="10pt" fo:font-size-complex="10pt"/>
    </style:style>
    <style:style style:name="T2" style:family="text">
      <style:text-properties fo:font-weight="bold" style:font-weight-asian="bold" style:font-weight-complex="bold" fo:font-size="10pt" fo:font-size-asian="10pt" fo:font-size-complex="10pt"/>
    </style:style>
    <style:style style:name="P3" style:family="paragraph" style:parent-style-name="Standard">
      <style:paragraph-properties fo:font-size="10pt" fo:font-size-asian="10pt" fo:font-size-complex="10pt"/>
    </style:style>
    <style:style style:name="T3" style:family="text">
      <style:text-properties fo:font-weight="bold" style:font-weight-asian="bold" style:font-weight-complex="bold" fo:font-size="10pt" fo:font-size-asian="10pt" fo:font-size-complex="10pt"/>
    </style:style>
    <style:style style:name="P4" style:family="paragraph" style:parent-style-name="Standard">
      <style:paragraph-properties fo:font-size="10pt" fo:font-size-asian="10pt" fo:font-size-complex="10pt"/>
    </style:style>
    <style:style style:name="T4" style:family="text">
      <style:text-properties fo:font-weight="bold" style:font-weight-asian="bold" style:font-weight-complex="bold" fo:font-size="10pt" fo:font-size-asian="10pt" fo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bd<text:span text:style-name="T1">sadd         a</text:span>sd</text:p>
      <text:p text:style-name="P1"/>
      <text:p text:style-name="P1"/>
      <text:p text:style-name="P1"/>
      <text:p text:style-name="P2">b<text:span text:style-name="T2">b</text:span></text:p>
      <text:p text:style-name="P3">b<text:span text:style-name="T3">b</text:span></text:p>
      <text:p text:style-name="P4">b<text:span text:style-name="T4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jin cha</meta:initial-creator>
    <meta:creation-date>2021-05-31T18:14:27.52</meta:creation-date>
    <meta:document-statistic meta:table-count="0" meta:image-count="0" meta:object-count="0" meta:page-count="1" meta:paragraph-count="0" meta:word-count="0" meta:character-count="0"/>
    <meta:generator>OpenOffice/4.1.10$Win32 OpenOffice.org_project/4110m2$Build-9807</meta:generator>
  </office:meta>
</office:document-meta>
</file>

<file path=manifest.xml><?xml version="1.0" encoding="utf-8"?>
<rdf:RDF xmlns:rdf="http://www.w3.org/1999/02/22-rdf-syntax-ns#">
  <rdf:Description rdf:about="styles.xml">
    <rdf:type rdf:resource="http://docs.oasis-open.org/ns/office/1.2/meta/odf#StylesFile"/>
  </rdf:Description>
  <rdf:Description rdf:about="">
    <ns0:hasPart xmlns:ns0="http://docs.oasis-open.org/ns/office/1.2/meta/pkg#" rdf:resource="styles.xml"/>
  </rdf:Description>
  <rdf:Description rdf:about="content.xml">
    <rdf:type rdf:resource="http://docs.oasis-open.org/ns/office/1.2/meta/odf#ContentFile"/>
  </rdf:Description>
  <rdf:Description rdf:about="">
    <ns0:hasPart xmlns:ns0="http://docs.oasis-open.org/ns/office/1.2/meta/pkg#" rdf:resource="content.xml"/>
  </rdf:Description>
  <rdf:Description rdf:about="">
    <rdf:type rdf:resource="http://docs.oasis-open.org/ns/office/1.2/meta/pkg#Document"/>
  </rdf:Description>
</rdf:RDF>
</file>